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5" style:family="graphic" style:parent-style-name="standard">
      <style:graphic-properties draw:stroke="solid" svg:stroke-width="0cm" svg:stroke-color="#000000" draw:marker-start-width="0.2cm" draw:marker-end-width="0.2cm" draw:fill="none" draw:fill-color="#ffffff" fo:min-height="0.817cm" fo:padding-top="0.125cm" fo:padding-bottom="0.125cm" fo:padding-left="0.25cm" fo:padding-right="0.25cm"/>
    </style:style>
    <style:style style:name="gr6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23b8dc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5e11a6" draw:textarea-horizontal-align="justify" draw:textarea-vertical-align="middle" draw:auto-grow-height="false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stroke="none" draw:fill="none" fo:min-height="1.46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style:paragraph-properties fo:margin-left="1.09cm" fo:margin-right="0cm" fo:text-indent="-1.092cm" style:text-autospace="none">
        <style:tab-stops>
          <style:tab-stop style:position="1.115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T1" style:family="text">
      <style:text-properties fo:color="#ffffff"/>
    </style:style>
    <style:style style:name="T2" style:family="text">
      <style:text-properties fo:color="#000000" style:text-outline="false" style:text-line-through-style="none" fo:font-family="TimesNewRomanPSMT" style:font-family-generic="roman" fo:font-size="18pt" fo:font-style="normal" fo:text-shadow="none" style:text-underline-style="none" fo:font-weight="normal" style:letter-kerning="true" style:font-family-asian="TimesNewRomanPSMT" style:font-family-generic-asian="roman" style:font-size-asian="18pt" style:font-style-asian="normal" style:font-weight-asian="normal" style:font-family-complex="TimesNewRomanPSMT" style:font-family-generic-complex="roman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849cm" svg:height="17.312cm" svg:x="1.659cm" svg:y="3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47cm" svg:height="17.233cm" svg:x="21.87cm" svg:y="3.357cm">
          <text:p text:style-name="P1">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6.042cm" svg:height="1.738cm" svg:x="2.922cm" svg:y="4.936cm">
          <text:p text:style-name="P1">Greet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042cm" svg:height="1.738cm" svg:x="12.122cm" svg:y="4.936cm">
          <text:p text:style-name="P1">Network Manag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5.441cm" svg:height="11.334cm" svg:x="2.883cm" svg:y="7.858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4.976cm" svg:height="1.067cm" svg:x="2.92cm" svg:y="7.895cm">
          <draw:text-box>
            <text:p>Game Manager</text:p>
          </draw:text-box>
        </draw:frame>
        <draw:custom-shape draw:style-name="gr6" draw:text-style-name="P1" draw:layer="layout" svg:width="3.784cm" svg:height="1.087cm" svg:x="3.522cm" svg:y="9.536cm">
          <text:p text:style-name="P1">Gameboard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793cm" svg:height="1.087cm" svg:x="8.123cm" svg:y="9.537cm">
          <text:p text:style-name="P1">Window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4.778cm" svg:height="1.087cm" svg:x="12.637cm" svg:y="9.538cm">
          <text:p text:style-name="P1">Input manager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4.019cm" svg:height="5.765cm" svg:x="3.475cm" svg:y="11.847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4.976cm" svg:height="1.067cm" svg:x="3.52cm" svg:y="11.896cm">
          <draw:text-box>
            <text:p>Game Objects</text:p>
          </draw:text-box>
        </draw:frame>
        <draw:custom-shape draw:style-name="gr10" draw:text-style-name="P2" draw:layer="layout" svg:width="3.001cm" svg:height="1.304cm" svg:x="3.807cm" svg:y="13.663cm">
          <text:p text:style-name="P2"><text:span text:style-name="T1">Ship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.001cm" svg:height="1.304cm" svg:x="7.008cm" svg:y="13.663cm">
          <text:p text:style-name="P2"><text:span text:style-name="T1">Bullets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.001cm" svg:height="1.304cm" svg:x="10.408cm" svg:y="13.663cm">
          <text:p text:style-name="P2"><text:span text:style-name="T1">Obstacles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.435cm" svg:height="1.304cm" svg:x="13.822cm" svg:y="13.663cm">
          <text:p text:style-name="P2"><text:span text:style-name="T1">Explosions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6.082cm" svg:y1="10.662cm" svg:x2="6.082cm" svg:y2="11.886cm">
          <text:p/>
        </draw:line>
        <draw:line draw:style-name="gr11" draw:text-style-name="P1" draw:layer="layout" svg:x1="10.012cm" svg:y1="11.847cm" svg:x2="10.012cm" svg:y2="10.702cm">
          <text:p/>
        </draw:line>
        <draw:line draw:style-name="gr11" draw:text-style-name="P1" draw:layer="layout" svg:x1="8.964cm" svg:y1="5.331cm" svg:x2="12.242cm" svg:y2="5.331cm">
          <text:p/>
        </draw:line>
        <draw:line draw:style-name="gr11" draw:text-style-name="P1" draw:layer="layout" svg:x1="12.124cm" svg:y1="6.121cm" svg:x2="8.964cm" svg:y2="6.121cm">
          <text:p/>
        </draw:line>
        <draw:line draw:style-name="gr11" draw:text-style-name="P1" draw:layer="layout" svg:x1="14.256cm" svg:y1="9.517cm" svg:x2="14.256cm" svg:y2="6.634cm">
          <text:p/>
        </draw:line>
        <draw:line draw:style-name="gr11" draw:text-style-name="P1" draw:layer="layout" svg:x1="15.954cm" svg:y1="6.674cm" svg:x2="15.954cm" svg:y2="9.635cm">
          <text:p/>
        </draw:line>
        <draw:line draw:style-name="gr11" draw:text-style-name="P1" draw:layer="layout" svg:x1="18.205cm" svg:y1="5.292cm" svg:x2="21.878cm" svg:y2="5.292cm">
          <text:p/>
        </draw:line>
        <draw:line draw:style-name="gr11" draw:text-style-name="P1" draw:layer="layout" svg:x1="21.878cm" svg:y1="6.16cm" svg:x2="18.166cm" svg:y2="6.16cm">
          <text:p/>
        </draw:line>
        <draw:frame draw:style-name="gr12" draw:text-style-name="P3" draw:layer="layout" svg:width="16.475cm" svg:height="1.716cm" svg:x="1.108cm" svg:y="1.009cm">
          <draw:text-box>
            <text:p text:style-name="P3"><text:span text:style-name="T2">Sagitta Infinite Runner: Architecture</text:span></text:p>
            <text:p text:style-name="P3"><text:span text:style-name="T2">Client class decomposition</text:span></text:p>
          </draw:text-box>
        </draw:frame>
        <draw:line draw:style-name="gr11" draw:text-style-name="P1" draw:layer="layout" svg:x1="4.812cm" svg:y1="11.848cm" svg:x2="4.812cm" svg:y2="10.703cm">
          <text:p/>
        </draw:line>
        <draw:line draw:style-name="gr11" draw:text-style-name="P1" draw:layer="layout" svg:x1="15.182cm" svg:y1="10.662cm" svg:x2="15.182cm" svg:y2="11.88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7-07-05T15:24:05</meta:creation-date>
    <meta:generator>NeoOffice/3.4.1$Unix OpenOffice.org_project/Patch 10</meta:generator>
    <dc:date>2017-07-05T15:41:42</dc:date>
    <meta:editing-duration>PT00H17M37S</meta:editing-duration>
    <meta:editing-cycles>6</meta:editing-cycles>
    <meta:document-statistic meta:object-count="26"/>
  </office:meta>
</office:document-meta>
</file>